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8.29pt"/>
    </style:style>
    <style:style style:name="co2" style:family="table-column">
      <style:table-column-properties fo:break-before="auto" style:column-width="318.3pt"/>
    </style:style>
    <style:style style:name="co3" style:family="table-column">
      <style:table-column-properties fo:break-before="auto" style:column-width="179.4pt"/>
    </style:style>
    <style:style style:name="co4"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ew">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54a2d7"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8ddf4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c464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edc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Cambria" fo:font-size="11pt" fo:font-weight="normal" style:text-underline-style="solid" style:text-underline-width="auto"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w"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4" table:default-cell-style-name="Default"/>
        <table:table-column table:style-name="co4" table:number-columns-repeated="1003" table:default-cell-style-name="Default"/>
        <table:table-row table:style-name="ro1">
          <table:table-cell table:style-name="ce1" office:value-type="string" calcext:value-type="string">
            <text:p>Team Member</text:p>
          </table:table-cell>
          <table:table-cell table:style-name="ce6" office:value-type="string" calcext:value-type="string">
            <text:p>Data Visualization</text:p>
          </table:table-cell>
          <table:table-cell table:style-name="ce6" office:value-type="string" calcext:value-type="string">
            <text:p>Reporting</text:p>
          </table:table-cell>
          <table:table-cell table:style-name="ce6" office:value-type="string" calcext:value-type="string">
            <text:p>Presenting</text:p>
          </table:table-cell>
          <table:table-cell table:style-name="ce8" office:value-type="string" calcext:value-type="string">
            <text:p>Data munging/cleaning</text:p>
          </table:table-cell>
          <table:table-cell table:style-name="ce8" office:value-type="string" calcext:value-type="string">
            <text:p>Descriptive/comparative statistics</text:p>
          </table:table-cell>
          <table:table-cell table:style-name="ce8" office:value-type="string" calcext:value-type="string">
            <text:p>Accessing data</text:p>
          </table:table-cell>
          <table:table-cell table:style-name="ce8" office:value-type="string" calcext:value-type="string">
            <text:p>Working with source systems</text:p>
          </table:table-cell>
          <table:table-cell table:style-name="ce9" office:value-type="string" calcext:value-type="string">
            <text:p>Business to data product translation</text:p>
          </table:table-cell>
          <table:table-cell table:style-name="ce9" office:value-type="string" calcext:value-type="string">
            <text:p>Project Management</text:p>
          </table:table-cell>
          <table:table-cell table:style-name="ce9" office:value-type="string" calcext:value-type="string">
            <text:p>Business operations/functions</text:p>
          </table:table-cell>
          <table:table-cell table:style-name="ce9" office:value-type="string" calcext:value-type="string">
            <text:p>Business leader advisement and collaboration</text:p>
          </table:table-cell>
          <table:table-cell table:style-name="ce9" office:value-type="string" calcext:value-type="string">
            <text:p>Business Improvement</text:p>
          </table:table-cell>
          <table:table-cell table:style-name="ce10" office:value-type="string" calcext:value-type="string">
            <text:p>Learning Rate/unprompted self-education</text:p>
          </table:table-cell>
          <table:table-cell table:style-name="ce10" office:value-type="string" calcext:value-type="string">
            <text:p>Initiative/Drive/Discipline</text:p>
          </table:table-cell>
          <table:table-cell table:style-name="ce10" office:value-type="string" calcext:value-type="string">
            <text:p>Inter-personal skills</text:p>
          </table:table-cell>
          <table:table-cell table:style-name="ce10" office:value-type="string" calcext:value-type="string">
            <text:p>Attitude</text:p>
          </table:table-cell>
          <table:table-cell table:style-name="ce6" office:value-type="string" calcext:value-type="string">
            <text:p>Data Communication Score</text:p>
          </table:table-cell>
          <table:table-cell table:style-name="ce8" office:value-type="string" calcext:value-type="string">
            <text:p>Data Access/Analysis Score</text:p>
          </table:table-cell>
          <table:table-cell table:style-name="ce9" office:value-type="string" calcext:value-type="string">
            <text:p>Business Monitoring Score</text:p>
          </table:table-cell>
          <table:table-cell table:style-name="ce10" office:value-type="string" calcext:value-type="string">
            <text:p>Intangibles Score</text:p>
          </table:table-cell>
          <table:table-cell table:style-name="ce2" table:number-columns-repeated="5"/>
          <table:table-cell table:number-columns-repeated="998"/>
        </table:table-row>
        <table:table-row table:style-name="ro1">
          <table:table-cell table:style-name="ce2"/>
          <table:table-cell table:style-name="ce7" office:value-type="string" calcext:value-type="string">
            <text:p>The ability to produce informative, easily understandable and attractive visualizations of data. The ability to utilize multiple software tools or frameworks to do so, especially modern software tools that produce interactive visuals. The ability to clearly and succinctly explain these visuals to others. The ability to produce data visualizations that adhere to good design (Tuftian visuals) and best practices. The ability to manage and curate these visuals and use various tools to do so. How well and quickly does this person go from data analysis to graphs, and figures that are effective and attractive?</text:p>
          </table:table-cell>
          <table:table-cell table:style-name="ce7" office:value-type="string" calcext:value-type="string">
            <text:p>The ability to produce informative, succinct, easily understandable and attractive reports about data. The ability to utilize various software tools to do so. The ability to produce these reports with little editing needed. The ability to explain these reports to others. The ability to tailor a report to focus on the findings most relevant and important to the audience, and adjust the sophistication of the report to engage the audience and ensure they are taking away useful insights. The ability to manage and curate these reports and use various tools to do so.</text:p>
          </table:table-cell>
          <table:table-cell table:style-name="ce7" office:value-type="string" calcext:value-type="string">
            <text:p>The ability to produce informative, succinct, easily understandable and attractive presentations about data and data exploration. The ability to utilize various software tools to do so. The ability to produce these reports with little editing needed. The ability to present findings to a group in a polished, convincing, and easily understandable manner. The ability to tailor a presentation to focus on the findings most relevant and important to the audience and dynamically adjust the sophistication of the presentation to engage the audience and ensure they are taking away useful insights. The ability to distill findings into the most important and relevant points and emphasize these points.</text:p>
          </table:table-cell>
          <table:table-cell table:style-name="ce7" office:value-type="string" calcext:value-type="string">
            <text:p>The ability to quickly and reliably manipulate data to prepare it for analysis. An understanding of accepted methods and best practices for cleaning data. The ability to quickly write concise instructions or code that produce a prepared data set. The ability to work with multiple data types (dates, strings, numeric, text) and quickly convert these from messy or problematic data into clean data in a programatic and reproducible manner. The ability to identify new sources of information that might be obtained from existing data (feature engineering) and quickly perform the manipulations necessary to generate this new information in a programatic manner.</text:p>
          </table:table-cell>
          <table:table-cell table:style-name="ce7" office:value-type="string" calcext:value-type="string">
            <text:p>The ability to explore data without guidance or a predefined set of objectives to identify useful or novel insights. An understanding of best practices in describing a data set and the ability to quickly write instructions or code that implement these practices. The ability to select and implement appropriate statistical methods for identifying differences, similarities, relationships, and/or abnormalities in data in a programatic manner. An understanding of statistical techniques used to augment or reduce data into a more useful or informative form and the ability to implement these methods in a programatic manner. The ability to interpret results from a wide range of statistical descriptions, comparisons, and transformations implemented on a data set</text:p>
          </table:table-cell>
          <table:table-cell table:style-name="ce7" office:value-type="string" calcext:value-type="string">
            <text:p>Familiarity with a variety of data types and a variety of data source types, the pros and cons of the source, and how to best read and write data from the source in a programmatic manner. How to quickly collect data from a variety of sources (e.g. files, webpages, databases) for analysis in a programatic manner. <text:s/>Knowledge and efficiency in commonly used languages for accessing data (e.g. SQL). <text:s/>Knowledge of numerous file types used to store data and the ability to read and write data to a variety of file types in a programatic manner. Understanding of the inherit limitations and latitudes granted by particular data types (e.g. time series data vs other data types) and skill at exploiting these latitudes and working around the limitations while analyzing the data.</text:p>
          </table:table-cell>
          <table:table-cell table:style-name="ce7" office:value-type="string" calcext:value-type="string">
            <text:p>Familiarity with and ability to be productive within the various source systems (e.g. Salesforce, <text:s/>Google Analytics, Lever, ADP) used by the company. How to work within the source system UI to extract useful information. <text:s/>Knowedge regarding how the backend of the source system is structured (ERD knowledge). <text:s/>How to extract data from the source system programtically. <text:s/>Knowledge regarding how the business has structured and is utilizing the source system and specifically the strengths and weaknesses of the company's implementation of the system. <text:s/>Ability to advise and explain to business stakeholders how the source system is currently being utilized and how that method impairs or enhances the ability of the business to use data to optimize and improve.</text:p>
          </table:table-cell>
          <table:table-cell table:style-name="ce7" office:value-type="string" calcext:value-type="string">
            <text:p>The ability to translate and reframe business problems/needs into an analysis project. The ability to clearly envision how the business problem might be solved/remedied by data analysis or a data product and how to guide the business along the path to this benefit.</text:p>
          </table:table-cell>
          <table:table-cell table:style-name="ce7" office:value-type="string" calcext:value-type="string">
            <text:p>Managing generic business projects (as opposed to managing code) from scoping the needs to ensuring progress is made in a measurable and/or consistent manner to product delivery and project completion. The ability to identify stake holders and potential obstacles early in the project. The ability to keep a project organized and updated. <text:s/>Knowledge of best practices and techniques used in project management</text:p>
          </table:table-cell>
          <table:table-cell table:style-name="ce7" office:value-type="string" calcext:value-type="string">
            <text:p>An understanding of how the business makes money and all the numerous details related to this process. An ability to reframe questions and projects to be of benefit to business operations. Knowledge of business KPIs, who they belong to, and where they should be for the business to sustain profitability. An understanding of how your role or department can directly contribute to company performance and how current contributions might be improved.</text:p>
          </table:table-cell>
          <table:table-cell table:style-name="ce7" office:value-type="string" calcext:value-type="string">
            <text:p>The ability to develop a relationship of trust and mutaul respect with a business partner. <text:s/>The ability to tactfully separate the business leader's needs from their wants and carefully deliver what is necessary. <text:s/>The ability to direct business leaders towards data-backed, rational decision making. <text:s/>The ability to advise a business partner in an effective manner that brings hte business partner back repeately to seek counsel from the provider.</text:p>
          </table:table-cell>
          <table:table-cell table:style-name="ce7" office:value-type="string" calcext:value-type="string">
            <text:p>Understanding of the steps and procedures necessary to improve a business process. The ability to identify KPIs related to this process, identify issues introducing variance in the KPI or process, and develop a plan to reduce this variance and improve KPI performance.</text:p>
          </table:table-cell>
          <table:table-cell table:style-name="ce7" office:value-type="string" calcext:value-type="string">
            <text:p>Someone high on this intangible is a constant learner. They actively seek out new knowledge or knowledge relevant to their job<text:span text:style-name="T1"> without prompting</text:span>. They enroll in new trainings, courses, and read materials that will deepen their understanding of a variety of tools and techniques. If they don’t understand something today they will actively research and learn, returning quickly with at least a surface level understanding. Someone with this skill is also adept at doing all the above and requires relatively little time or assistance to reach a basic skill level and a below average amount of time to reach proficiency</text:p>
          </table:table-cell>
          <table:table-cell table:style-name="ce7" office:value-type="string" calcext:value-type="string">
            <text:p>Someone with this intangible requires little instruction, prompting, or hands-on management. They are driven to continuously make progress and demonstrate initiative in independently identifying how to overcome obstacles. When faced with a problem or challenge they relentlessly pursue new methods to remedy the issue without being asked or reminded. They remain focused on objectives and goals, avoid distractions, and when side-tracked quickly return to making progress on these goals and objectives without prompting.</text:p>
          </table:table-cell>
          <table:table-cell table:style-name="ce7" office:value-type="string" calcext:value-type="string">
            <text:p>Someone with this intangible easily and quickly makes friends and builds partnerships. They skillfully interpret the subtleties of human communication and can easily engage in amicable conversation with a wide range of fellow employees from diverse backgrounds. They are polite and patient with others and celebrate the positive contributions of others instead of focusing on faults. They make an effort to listen to others, avoid interrupting, and control their emotions and feelings when discussing and debating with fellow employees.</text:p>
          </table:table-cell>
          <table:table-cell table:style-name="ce7" office:value-type="string" calcext:value-type="string">
            <text:p>Mostly distinct but related to how one works within a group is a person’s general attitude and personality. Someone with this intangible remains positive despite set-backs, demonstrates resilience and appropriate patience when facing challenges. Someone low in this intangible demonstrates frequent bitterness and hostility, defaults to a view that they are being used or taken advantage of and/or what is being asked is of them is unreasonable or annoying. They profess “that’s not my job” more often than “how can I help”. They expect reward before or immediately following any additional effort on their part as opposed to being excited to contribute to the overall objective.</text:p>
          </table:table-cell>
          <table:table-cell table:style-name="ce2" table:number-columns-repeated="9"/>
          <table:table-cell table:number-columns-repeated="998"/>
        </table:table-row>
        <table:table-row table:style-name="ro1">
          <table:table-cell table:style-name="ce3" office:value-type="string" calcext:value-type="string">
            <text:p>AAA</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2" table:formula="of:=AVERAGE([.B3:.D3])" office:value-type="float" office:value="2" calcext:value-type="float">
            <text:p>2</text:p>
          </table:table-cell>
          <table:table-cell table:style-name="ce2" table:formula="of:=AVERAGE([.E3:.H3])" office:value-type="float" office:value="2.5" calcext:value-type="float">
            <text:p>2.5</text:p>
          </table:table-cell>
          <table:table-cell table:style-name="ce2" table:formula="of:=AVERAGE([.I3:.M3])" office:value-type="float" office:value="3" calcext:value-type="float">
            <text:p>3</text:p>
          </table:table-cell>
          <table:table-cell table:style-name="ce2" table:formula="of:=AVERAGE([.N3:.Q3])" office:value-type="float" office:value="2.5" calcext:value-type="float">
            <text:p>2.5</text:p>
          </table:table-cell>
          <table:table-cell table:style-name="ce2" table:number-columns-repeated="5"/>
          <table:table-cell table:number-columns-repeated="998"/>
        </table:table-row>
        <table:table-row table:style-name="ro1">
          <table:table-cell table:style-name="ce3" office:value-type="string" calcext:value-type="string">
            <text:p>BBB</text:p>
          </table:table-cell>
          <table:table-cell table:style-name="ce3" table:number-columns-repeated="16"/>
          <table:table-cell table:style-name="ce2" table:formula="of:=AVERAGE([.B4:.D4])" office:value-type="string" office:string-value="" calcext:value-type="error">
            <text:p>#DIV/0!</text:p>
          </table:table-cell>
          <table:table-cell table:style-name="ce2" table:formula="of:=AVERAGE([.E4:.H4])" office:value-type="string" office:string-value="" calcext:value-type="error">
            <text:p>#DIV/0!</text:p>
          </table:table-cell>
          <table:table-cell table:style-name="ce2" table:formula="of:=AVERAGE([.I4:.M4])" office:value-type="string" office:string-value="" calcext:value-type="error">
            <text:p>#DIV/0!</text:p>
          </table:table-cell>
          <table:table-cell table:style-name="ce2" table:formula="of:=AVERAGE([.N4:.Q4])" office:value-type="string" office:string-value="" calcext:value-type="error">
            <text:p>#DIV/0!</text:p>
          </table:table-cell>
          <table:table-cell table:style-name="ce2" table:number-columns-repeated="5"/>
          <table:table-cell table:number-columns-repeated="998"/>
        </table:table-row>
        <table:table-row table:style-name="ro1">
          <table:table-cell table:style-name="ce3" office:value-type="string" calcext:value-type="string">
            <text:p>CCC</text:p>
          </table:table-cell>
          <table:table-cell table:style-name="ce3" table:number-columns-repeated="16"/>
          <table:table-cell table:style-name="ce2" table:formula="of:=AVERAGE([.B5:.D5])" office:value-type="string" office:string-value="" calcext:value-type="error">
            <text:p>#DIV/0!</text:p>
          </table:table-cell>
          <table:table-cell table:style-name="ce2" table:formula="of:=AVERAGE([.E5:.H5])" office:value-type="string" office:string-value="" calcext:value-type="error">
            <text:p>#DIV/0!</text:p>
          </table:table-cell>
          <table:table-cell table:style-name="ce2" table:formula="of:=AVERAGE([.I5:.M5])" office:value-type="string" office:string-value="" calcext:value-type="error">
            <text:p>#DIV/0!</text:p>
          </table:table-cell>
          <table:table-cell table:style-name="ce2" table:formula="of:=AVERAGE([.N5:.Q5])" office:value-type="string" office:string-value="" calcext:value-type="error">
            <text:p>#DIV/0!</text:p>
          </table:table-cell>
          <table:table-cell table:style-name="ce2" table:number-columns-repeated="5"/>
          <table:table-cell table:number-columns-repeated="998"/>
        </table:table-row>
        <table:table-row table:style-name="ro1">
          <table:table-cell table:style-name="ce3" office:value-type="string" calcext:value-type="string">
            <text:p>DDD</text:p>
          </table:table-cell>
          <table:table-cell table:style-name="ce3" table:number-columns-repeated="16"/>
          <table:table-cell table:style-name="ce2" table:formula="of:=AVERAGE([.B6:.D6])" office:value-type="string" office:string-value="" calcext:value-type="error">
            <text:p>#DIV/0!</text:p>
          </table:table-cell>
          <table:table-cell table:style-name="ce2" table:formula="of:=AVERAGE([.E6:.H6])" office:value-type="string" office:string-value="" calcext:value-type="error">
            <text:p>#DIV/0!</text:p>
          </table:table-cell>
          <table:table-cell table:style-name="ce2" table:formula="of:=AVERAGE([.I6:.M6])" office:value-type="string" office:string-value="" calcext:value-type="error">
            <text:p>#DIV/0!</text:p>
          </table:table-cell>
          <table:table-cell table:style-name="ce2" table:formula="of:=AVERAGE([.N6:.Q6])" office:value-type="string" office:string-value="" calcext:value-type="error">
            <text:p>#DIV/0!</text:p>
          </table:table-cell>
          <table:table-cell table:style-name="ce2" table:number-columns-repeated="5"/>
          <table:table-cell table:number-columns-repeated="998"/>
        </table:table-row>
        <table:table-row table:style-name="ro1">
          <table:table-cell table:style-name="ce2" table:number-columns-repeated="26"/>
          <table:table-cell table:number-columns-repeated="998"/>
        </table:table-row>
        <table:table-row table:style-name="ro1">
          <table:table-cell table:style-name="ce4" office:value-type="string" calcext:value-type="string">
            <text:p>Score</text:p>
          </table:table-cell>
          <table:table-cell table:style-name="ce4" office:value-type="string" calcext:value-type="string">
            <text:p>Scoring for columns B-N</text:p>
          </table:table-cell>
          <table:table-cell table:style-name="ce2" table:number-columns-repeated="11"/>
          <table:table-cell table:style-name="ce4" office:value-type="string" calcext:value-type="string">
            <text:p>Scoring for columns N-Q</text:p>
          </table:table-cell>
          <table:table-cell table:style-name="ce2" table:number-columns-repeated="12"/>
          <table:table-cell table:number-columns-repeated="998"/>
        </table:table-row>
        <table:table-row table:style-name="ro1">
          <table:table-cell table:style-name="ce5" office:value-type="float" office:value="5" calcext:value-type="float">
            <text:p>5</text:p>
          </table:table-cell>
          <table:table-cell table:style-name="ce7" office:value-type="string" calcext:value-type="string">
            <text:p>Highly capable and experienced</text:p>
            <text:p>Needs zero assistance to complete highly complex projects</text:p>
            <text:p>Regularly produces high quality work very quickly</text:p>
            <text:p>Seen as SME even outside the company</text:p>
            <text:p>Could lecture in depth in this area</text:p>
          </table:table-cell>
          <table:table-cell table:style-name="ce2" table:number-columns-repeated="11"/>
          <table:table-cell table:style-name="ce7" office:value-type="string" calcext:value-type="string">
            <text:p>Stands out as THE clear example of this intangible among people I’ve worked with is a 5</text:p>
          </table:table-cell>
          <table:table-cell table:style-name="ce2" table:number-columns-repeated="12"/>
          <table:table-cell table:number-columns-repeated="998"/>
        </table:table-row>
        <table:table-row table:style-name="ro1">
          <table:table-cell table:style-name="ce5" office:value-type="float" office:value="4" calcext:value-type="float">
            <text:p>4</text:p>
          </table:table-cell>
          <table:table-cell table:style-name="ce7" office:value-type="string" calcext:value-type="string">
            <text:p>Capable and experienced</text:p>
            <text:p>Able to complete complex projects with little help</text:p>
            <text:p>High quality work is occasionally done very quickly</text:p>
            <text:p>Seen as SME within the company</text:p>
            <text:p>Could teach a 200 level course easily or 300 level courses with some prep</text:p>
          </table:table-cell>
          <table:table-cell table:style-name="ce2" table:number-columns-repeated="11"/>
          <table:table-cell table:style-name="ce7" office:value-type="string" calcext:value-type="string">
            <text:p>A rare level of talent with this intangible among people I’ve worked with is a 4</text:p>
          </table:table-cell>
          <table:table-cell table:style-name="ce2" table:number-columns-repeated="12"/>
          <table:table-cell table:number-columns-repeated="998"/>
        </table:table-row>
        <table:table-row table:style-name="ro1">
          <table:table-cell table:style-name="ce5" office:value-type="float" office:value="3" calcext:value-type="float">
            <text:p>3</text:p>
          </table:table-cell>
          <table:table-cell table:style-name="ce7" office:value-type="string" calcext:value-type="string">
            <text:p>Has ample direct experience</text:p>
            <text:p>Completes complex projects with occasional help</text:p>
            <text:p>High quality work happens but can take a while</text:p>
            <text:p>Can easily explain basic concepts to novices</text:p>
            <text:p>Could teach a 100 level course or guest lecture in a 200 level course</text:p>
          </table:table-cell>
          <table:table-cell table:style-name="ce2" table:number-columns-repeated="11"/>
          <table:table-cell table:style-name="ce7" office:value-type="string" calcext:value-type="string">
            <text:p>An uncommon level of talent with this intangible among people I’ve worked with is a 3</text:p>
          </table:table-cell>
          <table:table-cell table:style-name="ce2" table:number-columns-repeated="12"/>
          <table:table-cell table:number-columns-repeated="998"/>
        </table:table-row>
        <table:table-row table:style-name="ro1">
          <table:table-cell table:style-name="ce5" office:value-type="float" office:value="2" calcext:value-type="float">
            <text:p>2</text:p>
          </table:table-cell>
          <table:table-cell table:style-name="ce7" office:value-type="string" calcext:value-type="string">
            <text:p>Has some direct experience but lacking experience in multiple peripheral tasks</text:p>
            <text:p>Needs frequent assistance to progress through complex projects</text:p>
            <text:p>High quality work regularly takes a while</text:p>
            <text:p>Can discuss the topic intelligently</text:p>
            <text:p>Could be a guest lecturer a portion of a 100 level course</text:p>
          </table:table-cell>
          <table:table-cell table:style-name="ce2" table:number-columns-repeated="11"/>
          <table:table-cell table:style-name="ce7" office:value-type="string" calcext:value-type="string">
            <text:p>A common level of talent with this intangible among people I’ve worked with is a 2</text:p>
          </table:table-cell>
          <table:table-cell table:style-name="ce2" table:number-columns-repeated="12"/>
          <table:table-cell table:number-columns-repeated="998"/>
        </table:table-row>
        <table:table-row table:style-name="ro1">
          <table:table-cell table:style-name="ce5" office:value-type="float" office:value="1" calcext:value-type="float">
            <text:p>1</text:p>
          </table:table-cell>
          <table:table-cell table:style-name="ce7" office:value-type="string" calcext:value-type="string">
            <text:p>Basic experience with core concepts</text:p>
            <text:p>Needs assistance with most any project</text:p>
            <text:p>High quality work will always take a long time</text:p>
            <text:p/>
          </table:table-cell>
          <table:table-cell table:style-name="ce2" table:number-columns-repeated="11"/>
          <table:table-cell table:style-name="ce7" office:value-type="string" calcext:value-type="string">
            <text:p>A below average level of talent with this intangible among people I’ve worked with is a 1</text:p>
          </table:table-cell>
          <table:table-cell table:style-name="ce2" table:number-columns-repeated="12"/>
          <table:table-cell table:number-columns-repeated="998"/>
        </table:table-row>
        <table:table-row table:style-name="ro1" table:number-rows-repeated="987">
          <table:table-cell table:style-name="ce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ew" style:display-name="PageStyle_N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1" meta:object-count="0"/>
    <meta:generator>LibreOfficeDev/6.0.5.2$Linux_X86_64 LibreOffice_project/</meta:generator>
  </office:meta>
</office:document-meta>
</file>